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</style:style>
    <style:style style:name="ce6" style:family="table-cell" style:parent-style-name="Default" style:data-style-name="N37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4.60375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rcularCoordina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office:value-type="string" table:style-name="ce2">
            <text:p>Degrees</text:p>
          </table:table-cell>
          <table:table-cell office:value-type="string" table:style-name="ce2">
            <text:p>Degrees360</text:p>
          </table:table-cell>
          <table:table-cell office:value-type="string" table:style-name="ce2">
            <text:p>Degrees180</text:p>
          </table:table-cell>
          <table:table-cell office:value-type="string" table:style-name="ce2">
            <text:p>SexaDegrees</text:p>
          </table:table-cell>
          <table:table-cell office:value-type="string" table:style-name="ce2">
            <text:p>SexaMinutes</text:p>
          </table:table-cell>
          <table:table-cell office:value-type="string" table:style-name="ce2">
            <text:p>SexaSeconds</text:p>
          </table:table-cell>
          <table:table-cell table:number-columns-repeated="16378" table:style-name="ce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formula="of:=MOD([.A2];360)" table:style-name="ce3">
            <text:p>0</text:p>
          </table:table-cell>
          <table:table-cell office:value-type="float" office:value="0" table:formula="of:=MOD(ABS([.A2]);180)*SIGN(180-[.B2])" table:style-name="ce3">
            <text:p>0</text:p>
          </table:table-cell>
          <table:table-cell office:value-type="float" office:value="0" table:formula="of:=INT([.B2])" table:style-name="ce3">
            <text:p>0</text:p>
          </table:table-cell>
          <table:table-cell office:value-type="float" office:value="0" table:formula="of:=INT( (10*[.B2]-10*[.D2])*6 )" table:style-name="ce3">
            <text:p>0</text:p>
          </table:table-cell>
          <table:table-cell office:value-type="float" office:value="0" table:formula="of:=([.B2]-[.D2]-[.E2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90" table:formula="of:=MOD([.A3];360)" table:style-name="ce3">
            <text:p>90</text:p>
          </table:table-cell>
          <table:table-cell office:value-type="float" office:value="90" table:formula="of:=MOD(ABS([.A3]);180)*SIGN(180-[.B3])" table:style-name="ce3">
            <text:p>90</text:p>
          </table:table-cell>
          <table:table-cell office:value-type="float" office:value="90" table:formula="of:=INT([.B3])" table:style-name="ce3">
            <text:p>90</text:p>
          </table:table-cell>
          <table:table-cell office:value-type="float" office:value="0" table:formula="of:=INT( (10*[.B3]-10*[.D3])*6 )" table:style-name="ce3">
            <text:p>0</text:p>
          </table:table-cell>
          <table:table-cell office:value-type="float" office:value="0" table:formula="of:=([.B3]-[.D3]-[.E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90" table:style-name="ce3">
            <text:p>-90</text:p>
          </table:table-cell>
          <table:table-cell office:value-type="float" office:value="270" table:formula="of:=MOD([.A4];360)" table:style-name="ce3">
            <text:p>270</text:p>
          </table:table-cell>
          <table:table-cell office:value-type="float" office:value="-90" table:formula="of:=MOD(ABS([.A4]);180)*SIGN(180-[.B4])" table:style-name="ce3">
            <text:p>-90</text:p>
          </table:table-cell>
          <table:table-cell office:value-type="float" office:value="270" table:formula="of:=INT([.B4])" table:style-name="ce3">
            <text:p>270</text:p>
          </table:table-cell>
          <table:table-cell office:value-type="float" office:value="0" table:formula="of:=INT( (10*[.B4]-10*[.D4])*6 )" table:style-name="ce3">
            <text:p>0</text:p>
          </table:table-cell>
          <table:table-cell office:value-type="float" office:value="0" table:formula="of:=([.B4]-[.D4]-[.E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80" table:formula="of:=MOD([.A5];360)" table:style-name="ce3">
            <text:p>180</text:p>
          </table:table-cell>
          <table:table-cell office:value-type="float" office:value="0" table:formula="of:=MOD(ABS([.A5]);180)*SIGN(180-[.B5])" table:style-name="ce3">
            <text:p>0</text:p>
          </table:table-cell>
          <table:table-cell office:value-type="float" office:value="180" table:formula="of:=INT([.B5])" table:style-name="ce3">
            <text:p>180</text:p>
          </table:table-cell>
          <table:table-cell office:value-type="float" office:value="0" table:formula="of:=INT( (10*[.B5]-10*[.D5])*6 )" table:style-name="ce3">
            <text:p>0</text:p>
          </table:table-cell>
          <table:table-cell office:value-type="float" office:value="0" table:formula="of:=([.B5]-[.D5]-[.E5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180" table:style-name="ce3">
            <text:p>-180</text:p>
          </table:table-cell>
          <table:table-cell office:value-type="float" office:value="180" table:formula="of:=MOD([.A6];360)" table:style-name="ce3">
            <text:p>180</text:p>
          </table:table-cell>
          <table:table-cell office:value-type="float" office:value="0" table:formula="of:=MOD(ABS([.A6]);180)*SIGN(180-[.B6])" table:style-name="ce3">
            <text:p>0</text:p>
          </table:table-cell>
          <table:table-cell office:value-type="float" office:value="180" table:formula="of:=INT([.B6])" table:style-name="ce3">
            <text:p>180</text:p>
          </table:table-cell>
          <table:table-cell office:value-type="float" office:value="0" table:formula="of:=INT( (10*[.B6]-10*[.D6])*6 )" table:style-name="ce3">
            <text:p>0</text:p>
          </table:table-cell>
          <table:table-cell office:value-type="float" office:value="0" table:formula="of:=([.B6]-[.D6]-[.E6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270" table:formula="of:=MOD([.A7];360)" table:style-name="ce3">
            <text:p>270</text:p>
          </table:table-cell>
          <table:table-cell office:value-type="float" office:value="-90" table:formula="of:=MOD(ABS([.A7]);180)*SIGN(180-[.B7])" table:style-name="ce3">
            <text:p>-90</text:p>
          </table:table-cell>
          <table:table-cell office:value-type="float" office:value="270" table:formula="of:=INT([.B7])" table:style-name="ce3">
            <text:p>270</text:p>
          </table:table-cell>
          <table:table-cell office:value-type="float" office:value="0" table:formula="of:=INT( (10*[.B7]-10*[.D7])*6 )" table:style-name="ce3">
            <text:p>0</text:p>
          </table:table-cell>
          <table:table-cell office:value-type="float" office:value="0" table:formula="of:=([.B7]-[.D7]-[.E7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270" table:style-name="ce3">
            <text:p>-270</text:p>
          </table:table-cell>
          <table:table-cell office:value-type="float" office:value="90" table:formula="of:=MOD([.A8];360)" table:style-name="ce3">
            <text:p>90</text:p>
          </table:table-cell>
          <table:table-cell office:value-type="float" office:value="90" table:formula="of:=MOD(ABS([.A8]);180)*SIGN(180-[.B8])" table:style-name="ce3">
            <text:p>90</text:p>
          </table:table-cell>
          <table:table-cell office:value-type="float" office:value="90" table:formula="of:=INT([.B8])" table:style-name="ce3">
            <text:p>90</text:p>
          </table:table-cell>
          <table:table-cell office:value-type="float" office:value="0" table:formula="of:=INT( (10*[.B8]-10*[.D8])*6 )" table:style-name="ce3">
            <text:p>0</text:p>
          </table:table-cell>
          <table:table-cell office:value-type="float" office:value="0" table:formula="of:=([.B8]-[.D8]-[.E8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0" table:formula="of:=MOD([.A9];360)" table:style-name="ce3">
            <text:p>0</text:p>
          </table:table-cell>
          <table:table-cell office:value-type="float" office:value="0" table:formula="of:=MOD(ABS([.A9]);180)*SIGN(180-[.B9])" table:style-name="ce3">
            <text:p>0</text:p>
          </table:table-cell>
          <table:table-cell office:value-type="float" office:value="0" table:formula="of:=INT([.B9])" table:style-name="ce3">
            <text:p>0</text:p>
          </table:table-cell>
          <table:table-cell office:value-type="float" office:value="0" table:formula="of:=INT( (10*[.B9]-10*[.D9])*6 )" table:style-name="ce3">
            <text:p>0</text:p>
          </table:table-cell>
          <table:table-cell office:value-type="float" office:value="0" table:formula="of:=([.B9]-[.D9]-[.E9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360" table:style-name="ce3">
            <text:p>-360</text:p>
          </table:table-cell>
          <table:table-cell office:value-type="float" office:value="0" table:formula="of:=MOD([.A10];360)" table:style-name="ce3">
            <text:p>0</text:p>
          </table:table-cell>
          <table:table-cell office:value-type="float" office:value="0" table:formula="of:=MOD(ABS([.A10]);180)*SIGN(180-[.B10])" table:style-name="ce3">
            <text:p>0</text:p>
          </table:table-cell>
          <table:table-cell office:value-type="float" office:value="0" table:formula="of:=INT([.B10])" table:style-name="ce3">
            <text:p>0</text:p>
          </table:table-cell>
          <table:table-cell office:value-type="float" office:value="0" table:formula="of:=INT( (10*[.B10]-10*[.D10])*6 )" table:style-name="ce3">
            <text:p>0</text:p>
          </table:table-cell>
          <table:table-cell office:value-type="float" office:value="0" table:formula="of:=([.B10]-[.D10]-[.E10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formula="of:=MOD([.A11];360)" table:style-name="ce3">
            <text:p>1</text:p>
          </table:table-cell>
          <table:table-cell office:value-type="float" office:value="1" table:formula="of:=MOD(ABS([.A11]);180)*SIGN(180-[.B11])" table:style-name="ce3">
            <text:p>1</text:p>
          </table:table-cell>
          <table:table-cell office:value-type="float" office:value="1" table:formula="of:=INT([.B11])" table:style-name="ce3">
            <text:p>1</text:p>
          </table:table-cell>
          <table:table-cell office:value-type="float" office:value="0" table:formula="of:=INT( (10*[.B11]-10*[.D11])*6 )" table:style-name="ce3">
            <text:p>0</text:p>
          </table:table-cell>
          <table:table-cell office:value-type="float" office:value="0" table:formula="of:=([.B11]-[.D11]-[.E11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-1" table:style-name="ce3">
            <text:p>-1</text:p>
          </table:table-cell>
          <table:table-cell office:value-type="float" office:value="359" table:formula="of:=MOD([.A12];360)" table:style-name="ce3">
            <text:p>359</text:p>
          </table:table-cell>
          <table:table-cell office:value-type="float" office:value="-1" table:formula="of:=MOD(ABS([.A12]);180)*SIGN(180-[.B12])" table:style-name="ce3">
            <text:p>-1</text:p>
          </table:table-cell>
          <table:table-cell office:value-type="float" office:value="359" table:formula="of:=INT([.B12])" table:style-name="ce3">
            <text:p>359</text:p>
          </table:table-cell>
          <table:table-cell office:value-type="float" office:value="0" table:formula="of:=INT( (10*[.B12]-10*[.D12])*6 )" table:style-name="ce3">
            <text:p>0</text:p>
          </table:table-cell>
          <table:table-cell office:value-type="float" office:value="0" table:formula="of:=([.B12]-[.D12]-[.E12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0.1" table:style-name="ce3">
            <text:p>0,1</text:p>
          </table:table-cell>
          <table:table-cell office:value-type="float" office:value="0.1" table:formula="of:=MOD([.A13];360)" table:style-name="ce3">
            <text:p>0,1</text:p>
          </table:table-cell>
          <table:table-cell office:value-type="float" office:value="0.1" table:formula="of:=MOD(ABS([.A13]);180)*SIGN(180-[.B13])" table:style-name="ce3">
            <text:p>0,1</text:p>
          </table:table-cell>
          <table:table-cell office:value-type="float" office:value="0" table:formula="of:=INT([.B13])" table:style-name="ce3">
            <text:p>0</text:p>
          </table:table-cell>
          <table:table-cell office:value-type="float" office:value="6" table:formula="of:=INT( (10*[.B13]-10*[.D13])*6 )" table:style-name="ce3">
            <text:p>6</text:p>
          </table:table-cell>
          <table:table-cell office:value-type="float" office:value="0" table:formula="of:=([.B13]-[.D13]-[.E1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1" table:style-name="ce3">
            <text:p>-0,1</text:p>
          </table:table-cell>
          <table:table-cell office:value-type="float" office:value="359.9" table:formula="of:=MOD([.A14];360)" table:style-name="ce3">
            <text:p>359,9</text:p>
          </table:table-cell>
          <table:table-cell office:value-type="float" office:value="-0.1" table:formula="of:=MOD(ABS([.A14]);180)*SIGN(180-[.B14])" table:style-name="ce3">
            <text:p>-0,1</text:p>
          </table:table-cell>
          <table:table-cell office:value-type="float" office:value="359" table:formula="of:=INT([.B14])" table:style-name="ce3">
            <text:p>359</text:p>
          </table:table-cell>
          <table:table-cell office:value-type="float" office:value="54" table:formula="of:=INT( (10*[.B14]-10*[.D14])*6 )" table:style-name="ce3">
            <text:p>54</text:p>
          </table:table-cell>
          <table:table-cell office:value-type="float" office:value="-8.1934459217336553E-11" table:formula="of:=([.B14]-[.D14]-[.E1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0.01" table:style-name="ce3">
            <text:p>0,01</text:p>
          </table:table-cell>
          <table:table-cell office:value-type="float" office:value="0.01" table:formula="of:=MOD([.A15];360)" table:style-name="ce3">
            <text:p>0,01</text:p>
          </table:table-cell>
          <table:table-cell office:value-type="float" office:value="0.01" table:formula="of:=MOD(ABS([.A15]);180)*SIGN(180-[.B15])" table:style-name="ce3">
            <text:p>0,01</text:p>
          </table:table-cell>
          <table:table-cell office:value-type="float" office:value="0" table:formula="of:=INT([.B15])" table:style-name="ce3">
            <text:p>0</text:p>
          </table:table-cell>
          <table:table-cell office:value-type="float" office:value="0" table:formula="of:=INT( (10*[.B15]-10*[.D15])*6 )" table:style-name="ce3">
            <text:p>0</text:p>
          </table:table-cell>
          <table:table-cell office:value-type="float" office:value="36" table:formula="of:=([.B15]-[.D15]-[.E15]/60)*3600" table:style-name="ce4">
            <text:p>36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01" table:style-name="ce3">
            <text:p>-0,01</text:p>
          </table:table-cell>
          <table:table-cell office:value-type="float" office:value="359.99" table:formula="of:=MOD([.A16];360)" table:style-name="ce3">
            <text:p>359,99</text:p>
          </table:table-cell>
          <table:table-cell office:value-type="float" office:value="-0.01" table:formula="of:=MOD(ABS([.A16]);180)*SIGN(180-[.B16])" table:style-name="ce3">
            <text:p>-0,01</text:p>
          </table:table-cell>
          <table:table-cell office:value-type="float" office:value="359" table:formula="of:=INT([.B16])" table:style-name="ce3">
            <text:p>359</text:p>
          </table:table-cell>
          <table:table-cell office:value-type="float" office:value="59" table:formula="of:=INT( (10*[.B16]-10*[.D16])*6 )" table:style-name="ce3">
            <text:p>59</text:p>
          </table:table-cell>
          <table:table-cell office:value-type="float" office:value="24.000000000032927" table:formula="of:=([.B16]-[.D16]-[.E16]/60)*3600" table:style-name="ce4">
            <text:p>24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E-3" table:style-name="ce3">
            <text:p>0,001</text:p>
          </table:table-cell>
          <table:table-cell office:value-type="float" office:value="1E-3" table:formula="of:=MOD([.A17];360)" table:style-name="ce3">
            <text:p>0,001</text:p>
          </table:table-cell>
          <table:table-cell office:value-type="float" office:value="1E-3" table:formula="of:=MOD(ABS([.A17]);180)*SIGN(180-[.B17])" table:style-name="ce3">
            <text:p>0,001</text:p>
          </table:table-cell>
          <table:table-cell office:value-type="float" office:value="0" table:formula="of:=INT([.B17])" table:style-name="ce3">
            <text:p>0</text:p>
          </table:table-cell>
          <table:table-cell office:value-type="float" office:value="0" table:formula="of:=INT( (10*[.B17]-10*[.D17])*6 )" table:style-name="ce3">
            <text:p>0</text:p>
          </table:table-cell>
          <table:table-cell office:value-type="float" office:value="3.6" table:formula="of:=([.B17]-[.D17]-[.E17]/60)*3600" table:style-name="ce4">
            <text:p>3,6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E-3" table:style-name="ce3">
            <text:p>-0,001</text:p>
          </table:table-cell>
          <table:table-cell office:value-type="float" office:value="359.99900000000002" table:formula="of:=MOD([.A18];360)" table:style-name="ce3">
            <text:p>359,999</text:p>
          </table:table-cell>
          <table:table-cell office:value-type="float" office:value="-1E-3" table:formula="of:=MOD(ABS([.A18]);180)*SIGN(180-[.B18])" table:style-name="ce3">
            <text:p>-0,001</text:p>
          </table:table-cell>
          <table:table-cell office:value-type="float" office:value="359" table:formula="of:=INT([.B18])" table:style-name="ce3">
            <text:p>359</text:p>
          </table:table-cell>
          <table:table-cell office:value-type="float" office:value="59" table:formula="of:=INT( (10*[.B18]-10*[.D18])*6 )" table:style-name="ce3">
            <text:p>59</text:p>
          </table:table-cell>
          <table:table-cell office:value-type="float" office:value="56.400000000085313" table:formula="of:=([.B18]-[.D18]-[.E18]/60)*3600" table:style-name="ce4">
            <text:p>56,4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.6666666666666666E-2" table:formula="of:=0.1/6" table:style-name="ce3">
            <text:p>0,016666667</text:p>
          </table:table-cell>
          <table:table-cell office:value-type="float" office:value="1.6666666666666666E-2" table:formula="of:=MOD([.A19];360)" table:style-name="ce3">
            <text:p>0,016666667</text:p>
          </table:table-cell>
          <table:table-cell office:value-type="float" office:value="1.6666666666666666E-2" table:formula="of:=MOD(ABS([.A19]);180)*SIGN(180-[.B19])" table:style-name="ce3">
            <text:p>0,016666667</text:p>
          </table:table-cell>
          <table:table-cell office:value-type="float" office:value="0" table:formula="of:=INT([.B19])" table:style-name="ce3">
            <text:p>0</text:p>
          </table:table-cell>
          <table:table-cell office:value-type="float" office:value="1" table:formula="of:=INT( (10*[.B19]-10*[.D19])*6 )" table:style-name="ce3">
            <text:p>1</text:p>
          </table:table-cell>
          <table:table-cell office:value-type="float" office:value="0" table:formula="of:=([.B19]-[.D19]-[.E19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.6666666666666666E-2" table:formula="of:=-0.1/6" table:style-name="ce3">
            <text:p>-0,016666667</text:p>
          </table:table-cell>
          <table:table-cell office:value-type="float" office:value="359.98333333333335" table:formula="of:=MOD([.A20];360)" table:style-name="ce3">
            <text:p>359,9833333</text:p>
          </table:table-cell>
          <table:table-cell office:value-type="float" office:value="-1.6666666666666666E-2" table:formula="of:=MOD(ABS([.A20]);180)*SIGN(180-[.B20])" table:style-name="ce3">
            <text:p>-0,016666667</text:p>
          </table:table-cell>
          <table:table-cell office:value-type="float" office:value="359" table:formula="of:=INT([.B20])" table:style-name="ce3">
            <text:p>359</text:p>
          </table:table-cell>
          <table:table-cell office:value-type="float" office:value="59" table:formula="of:=INT( (10*[.B20]-10*[.D20])*6 )" table:style-name="ce3">
            <text:p>59</text:p>
          </table:table-cell>
          <table:table-cell office:value-type="float" office:value="5.4756199574512721E-11" table:formula="of:=([.B20]-[.D20]-[.E20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2.7777777777777778E-4" table:formula="of:=0.1/(6*60)" table:style-name="ce3">
            <text:p>0,000277778</text:p>
          </table:table-cell>
          <table:table-cell office:value-type="float" office:value="2.7777777777777778E-4" table:formula="of:=MOD([.A21];360)" table:style-name="ce3">
            <text:p>0,000277778</text:p>
          </table:table-cell>
          <table:table-cell office:value-type="float" office:value="2.7777777777777778E-4" table:formula="of:=MOD(ABS([.A21]);180)*SIGN(180-[.B21])" table:style-name="ce3">
            <text:p>0,000277778</text:p>
          </table:table-cell>
          <table:table-cell office:value-type="float" office:value="0" table:formula="of:=INT([.B21])" table:style-name="ce3">
            <text:p>0</text:p>
          </table:table-cell>
          <table:table-cell office:value-type="float" office:value="0" table:formula="of:=INT( (10*[.B21]-10*[.D21])*6 )" table:style-name="ce3">
            <text:p>0</text:p>
          </table:table-cell>
          <table:table-cell office:value-type="float" office:value="1" table:formula="of:=([.B21]-[.D21]-[.E21]/60)*3600" table:style-name="ce4">
            <text:p>1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2.7777777777777778E-4" table:formula="of:=-0.1/(6*60)" table:style-name="ce3">
            <text:p>-0,000277778</text:p>
          </table:table-cell>
          <table:table-cell office:value-type="float" office:value="359.9997222222222" table:formula="of:=MOD([.A22];360)" table:style-name="ce3">
            <text:p>359,9997222</text:p>
          </table:table-cell>
          <table:table-cell office:value-type="float" office:value="-2.7777777777777778E-4" table:formula="of:=MOD(ABS([.A22]);180)*SIGN(180-[.B22])" table:style-name="ce3">
            <text:p>-0,000277778</text:p>
          </table:table-cell>
          <table:table-cell office:value-type="float" office:value="359" table:formula="of:=INT([.B22])" table:style-name="ce3">
            <text:p>359</text:p>
          </table:table-cell>
          <table:table-cell office:value-type="float" office:value="59" table:formula="of:=INT( (10*[.B22]-10*[.D22])*6 )" table:style-name="ce3">
            <text:p>59</text:p>
          </table:table-cell>
          <table:table-cell office:value-type="float" office:value="58.999999999932882" table:formula="of:=([.B22]-[.D22]-[.E22]/60)*3600" table:style-name="ce4">
            <text:p>59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280" table:formula="of:=MOD([.A23];360)" table:style-name="ce3">
            <text:p>280</text:p>
          </table:table-cell>
          <table:table-cell office:value-type="float" office:value="-100" table:formula="of:=MOD(ABS([.A23]);180)*SIGN(180-[.B23])" table:style-name="ce3">
            <text:p>-100</text:p>
          </table:table-cell>
          <table:table-cell office:value-type="float" office:value="280" table:formula="of:=INT([.B23])" table:style-name="ce3">
            <text:p>280</text:p>
          </table:table-cell>
          <table:table-cell office:value-type="float" office:value="0" table:formula="of:=INT( (10*[.B23]-10*[.D23])*6 )" table:style-name="ce3">
            <text:p>0</text:p>
          </table:table-cell>
          <table:table-cell office:value-type="float" office:value="0" table:formula="of:=([.B23]-[.D23]-[.E2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000" table:style-name="ce3">
            <text:p>-1000</text:p>
          </table:table-cell>
          <table:table-cell office:value-type="float" office:value="80" table:formula="of:=MOD([.A24];360)" table:style-name="ce3">
            <text:p>80</text:p>
          </table:table-cell>
          <table:table-cell office:value-type="float" office:value="100" table:formula="of:=MOD(ABS([.A24]);180)*SIGN(180-[.B24])" table:style-name="ce3">
            <text:p>100</text:p>
          </table:table-cell>
          <table:table-cell office:value-type="float" office:value="80" table:formula="of:=INT([.B24])" table:style-name="ce3">
            <text:p>80</text:p>
          </table:table-cell>
          <table:table-cell office:value-type="float" office:value="0" table:formula="of:=INT( (10*[.B24]-10*[.D24])*6 )" table:style-name="ce3">
            <text:p>0</text:p>
          </table:table-cell>
          <table:table-cell office:value-type="float" office:value="0" table:formula="of:=([.B24]-[.D24]-[.E24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400.1" table:style-name="ce3">
            <text:p>400,1</text:p>
          </table:table-cell>
          <table:table-cell office:value-type="float" office:value="40.100000000000023" table:formula="of:=MOD([.A25];360)" table:style-name="ce3">
            <text:p>40,1</text:p>
          </table:table-cell>
          <table:table-cell office:value-type="float" office:value="40.100000000000023" table:formula="of:=MOD(ABS([.A25]);180)*SIGN(180-[.B25])" table:style-name="ce3">
            <text:p>40,1</text:p>
          </table:table-cell>
          <table:table-cell office:value-type="float" office:value="40" table:formula="of:=INT([.B25])" table:style-name="ce3">
            <text:p>40</text:p>
          </table:table-cell>
          <table:table-cell office:value-type="float" office:value="6" table:formula="of:=INT( (10*[.B25]-10*[.D25])*6 )" table:style-name="ce3">
            <text:p>6</text:p>
          </table:table-cell>
          <table:table-cell office:value-type="float" office:value="8.1834539145120289E-11" table:formula="of:=([.B25]-[.D25]-[.E25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2" table:style-name="ce3"/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7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Alvaro Miguel Gonzalez Herrera</meta:initial-creator>
    <dc:creator>Alvaro Miguel Gonzalez Herrera</dc:creator>
    <meta:creation-date>2018-09-05T15:11:33Z</meta:creation-date>
    <dc:date>2018-09-06T13:57:05Z</dc:date>
  </office:meta>
</office:document-meta>
</file>